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Paragraphedeliste" style:list-style-name="LFO2" style:family="paragraph"/>
    <style:style style:name="T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Paragraphedeliste" style:list-style-name="LFO1" style:family="paragraph"/>
    <style:style style:name="T10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Paragraphedeliste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Paragraphedeliste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Paragraphedeliste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Paragraphedeliste" style:family="paragraph">
      <style:text-properties fo:font-size="12pt" style:font-size-asian="12pt" style:font-size-complex="12pt"/>
    </style:style>
    <style:style style:name="P17" style:parent-style-name="Paragraphedeliste" style:family="paragraph">
      <style:text-properties fo:font-size="12pt" style:font-size-asian="12pt" style:font-size-complex="12pt"/>
    </style:style>
    <style:style style:name="P18" style:parent-style-name="Paragraphedeliste" style:family="paragraph">
      <style:text-properties fo:font-size="12pt" style:font-size-asian="12pt" style:font-size-complex="12pt"/>
    </style:style>
    <style:style style:name="P19" style:parent-style-name="Paragraphedeliste" style:family="paragraph">
      <style:text-properties fo:font-size="12pt" style:font-size-asian="12pt" style:font-size-complex="12pt"/>
    </style:style>
    <style:style style:name="P20" style:parent-style-name="Paragraphedeliste" style:family="paragraph">
      <style:text-properties fo:font-size="12pt" style:font-size-asian="12pt" style:font-size-complex="12pt"/>
    </style:style>
    <style:style style:name="P21" style:parent-style-name="Paragraphedeliste" style:family="paragraph">
      <style:text-properties fo:font-size="12pt" style:font-size-asian="12pt" style:font-size-complex="12pt"/>
    </style:style>
    <style:style style:name="P22" style:parent-style-name="Paragraphedeliste" style:family="paragraph">
      <style:text-properties fo:font-size="12pt" style:font-size-asian="12pt" style:font-size-complex="12pt"/>
    </style:style>
    <style:style style:name="P23" style:parent-style-name="Paragraphedeliste" style:family="paragraph">
      <style:text-properties fo:font-size="12pt" style:font-size-asian="12pt" style:font-size-complex="12pt"/>
    </style:style>
    <style:style style:name="P24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6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7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8" style:parent-style-name="Normal" style:family="paragraph">
      <style:paragraph-properties fo:margin-left="0.4916in">
        <style:tab-stops/>
      </style:paragraph-properties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ECO-1 / RSE</text:p>
      <text:p text:style-name="P2"/>
      <text:p text:style-name="P3"/>
      <text:p text:style-name="P4"/>
      <text:list text:style-name="LFO2" text:continue-numbering="true">
        <text:list-item>
          <text:p text:style-name="P5"><text:span text:style-name="T6">Qu’est-ce que la RSE :<text:s/></text:span></text:p>
        </text:list-item>
      </text:list>
      <text:p text:style-name="Paragraphedeliste"><text:span text:style-name="T7">-Voir les vidéos sur Moodle<text:s/></text:span></text:p>
      <text:p text:style-name="P8"/>
      <text:list text:style-name="LFO1" text:continue-numbering="true">
        <text:list-item>
          <text:p text:style-name="P9"><text:span text:style-name="T10">Les enjeux de la RSE</text:span><text:span text:style-name="T11"> :</text:span></text:p>
        </text:list-item>
      </text:list>
      <text:p text:style-name="P12"/>
      <text:p text:style-name="P13"/>
      <text:p text:style-name="P14"/>
      <text:list text:style-name="LFO1" text:continue-numbering="true">
        <text:list-item>
          <text:p text:style-name="P15">La RSE à 7 thématiques centrales :</text:p>
        </text:list-item>
      </text:list>
      <text:p text:style-name="P16">-La gouvernance de l’organisation</text:p>
      <text:p text:style-name="P17">-Les droits de l’homme</text:p>
      <text:p text:style-name="P18">-Les relations et conditions de travail</text:p>
      <text:p text:style-name="P19">-L’environnement<text:s/></text:p>
      <text:p text:style-name="P20">-La loyauté des pratiques</text:p>
      <text:p text:style-name="P21">-Les questions relatives aux consommateurs</text:p>
      <text:p text:style-name="P22">-Les communautés et le développement local</text:p>
      <text:p text:style-name="P23"/>
      <text:list text:style-name="LFO1" text:continue-numbering="true">
        <text:list-item>
          <text:p text:style-name="P24">Motivations pour s’engager à une<text:s/>démarche<text:s/>RSE :</text:p>
        </text:list-item>
      </text:list>
      <text:p text:style-name="P25">-Valoriser des initiatives existantes</text:p>
      <text:p text:style-name="P26">-Fédérer les collaborateurs autour d’un projet commun<text:s/></text:p>
      <text:p text:style-name="P27">-La confiance des parties prenantes</text:p>
      <text:p text:style-name="P28"><text:span text:style-name="T29">-Avoir un avantage<text:s/></text:span><text:span text:style-name="T30">concurrentie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baut lefrancois</meta:initial-creator>
    <dc:creator>thibaut lefrancois</dc:creator>
    <meta:creation-date>2022-11-23T14:17:00Z</meta:creation-date>
    <dc:date>2022-11-23T15:44:00Z</dc:date>
    <meta:template xlink:href="Normal.dotm" xlink:type="simple"/>
    <meta:editing-cycles>5</meta:editing-cycles>
    <meta:editing-duration>PT5220S</meta:editing-duration>
    <meta:document-statistic meta:page-count="1" meta:paragraph-count="1" meta:word-count="87" meta:character-count="567" meta:row-count="4" meta:non-whitespace-character-count="481"/>
  </office:meta>
</office:document-meta>
</file>